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9cm" fo:margin-left="0.018cm" fo:margin-top="0cm" fo:margin-bottom="0cm" table:align="left" style:writing-mode="lr-tb"/>
    </style:style>
    <style:style style:name="Tableau1.A" style:family="table-column">
      <style:table-column-properties style:column-width="4.232cm"/>
    </style:style>
    <style:style style:name="Tableau1.B" style:family="table-column">
      <style:table-column-properties style:column-width="2.409cm"/>
    </style:style>
    <style:style style:name="Tableau1.C" style:family="table-column">
      <style:table-column-properties style:column-width="2.406cm"/>
    </style:style>
    <style:style style:name="Tableau1.D" style:family="table-column">
      <style:table-column-properties style:column-width="2.514cm"/>
    </style:style>
    <style:style style:name="Tableau1.E" style:family="table-column">
      <style:table-column-properties style:column-width="2.621cm"/>
    </style:style>
    <style:style style:name="Tableau1.F" style:family="table-column">
      <style:table-column-properties style:column-width="0.501cm"/>
    </style:style>
    <style:style style:name="Tableau1.G" style:family="table-column">
      <style:table-column-properties style:column-width="0.504cm"/>
    </style:style>
    <style:style style:name="Tableau1.1" style:family="table-row">
      <style:table-row-properties style:min-row-height="1.199cm" fo:keep-together="auto"/>
    </style:style>
    <style:style style:name="Tableau1.A1" style:family="table-cell">
      <style:table-cell-properties style:vertical-align="" fo:padding="0.176cm" fo:border="1pt solid #000000"/>
    </style:style>
    <style:style style:name="Tableau1.B1" style:family="table-cell">
      <style:table-cell-properties style:vertical-align="" fo:padding="0.176cm" fo:border-left="0.75pt solid #000000" fo:border-right="1pt solid #000000" fo:border-top="1pt solid #000000" fo:border-bottom="1pt solid #000000"/>
    </style:style>
    <style:style style:name="Tableau1.2" style:family="table-row">
      <style:table-row-properties style:min-row-height="1.993cm" fo:keep-together="auto"/>
    </style:style>
    <style:style style:name="Tableau1.A2" style:family="table-cell">
      <style:table-cell-properties style:vertical-align="" fo:padding="0.176cm" fo:border-left="1pt solid #000000" fo:border-right="1pt solid #000000" fo:border-top="0.75pt solid #000000" fo:border-bottom="1pt solid #000000"/>
    </style:style>
    <style:style style:name="Tableau1.B2" style:family="table-cell">
      <style:table-cell-properties style:vertical-align="" fo:padding="0.176cm" fo:border-left="0.75pt solid #000000" fo:border-right="1pt solid #000000" fo:border-top="0.75pt solid #000000" fo:border-bottom="1pt solid #000000"/>
    </style:style>
    <style:style style:name="Tableau1.3" style:family="table-row">
      <style:table-row-properties style:min-row-height="4.03cm" fo:keep-together="auto"/>
    </style:style>
    <style:style style:name="Tableau1.4" style:family="table-row">
      <style:table-row-properties style:min-row-height="1.596cm" fo:keep-together="auto"/>
    </style:style>
    <style:style style:name="Tableau1.5" style:family="table-row">
      <style:table-row-properties style:min-row-height="2.417cm" fo:keep-together="auto"/>
    </style:style>
    <style:style style:name="Tableau1.8" style:family="table-row">
      <style:table-row-properties style:min-row-height="0.776cm" fo:keep-together="auto"/>
    </style:style>
    <style:style style:name="Tableau2" style:family="table">
      <style:table-properties style:width="15.743cm" fo:margin-left="0.018cm" fo:margin-top="0cm" fo:margin-bottom="0cm" table:align="left" style:writing-mode="lr-tb"/>
    </style:style>
    <style:style style:name="Tableau2.A" style:family="table-column">
      <style:table-column-properties style:column-width="2.249cm"/>
    </style:style>
    <style:style style:name="Tableau2.B" style:family="table-column">
      <style:table-column-properties style:column-width="2.247cm"/>
    </style:style>
    <style:style style:name="Tableau2.C" style:family="table-column">
      <style:table-column-properties style:column-width="2.251cm"/>
    </style:style>
    <style:style style:name="Tableau2.1" style:family="table-row">
      <style:table-row-properties style:min-row-height="0.882cm" fo:keep-together="auto"/>
    </style:style>
    <style:style style:name="Tableau2.A1" style:family="table-cell">
      <style:table-cell-properties style:vertical-align="" fo:padding="0.176cm" fo:border="1pt solid #000000"/>
    </style:style>
    <style:style style:name="Tableau2.B1" style:family="table-cell">
      <style:table-cell-properties style:vertical-align="" fo:padding="0.176cm" fo:border-left="0.75pt solid #000000" fo:border-right="1pt solid #000000" fo:border-top="1pt solid #000000" fo:border-bottom="1pt solid #000000"/>
    </style:style>
    <style:style style:name="Tableau2.A2" style:family="table-cell">
      <style:table-cell-properties style:vertical-align="" fo:padding="0.176cm" fo:border-left="1pt solid #000000" fo:border-right="1pt solid #000000" fo:border-top="0.75pt solid #000000" fo:border-bottom="1pt solid #000000"/>
    </style:style>
    <style:style style:name="Tableau2.B2" style:family="table-cell">
      <style:table-cell-properties style:vertical-align="" fo:padding="0.176cm" fo:border-left="0.75pt solid #000000" fo:border-right="1pt solid #000000" fo:border-top="0.75pt solid #000000" fo:border-bottom="1pt solid #000000"/>
    </style:style>
    <style:style style:name="P1" style:family="paragraph" style:parent-style-name="normal">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orphans="0" fo:widows="0"/>
      <style:text-properties style:font-name="Calibri" fo:font-size="10pt" style:font-name-asian="Calibri1" style:font-size-asian="10pt" style:font-name-complex="Calibri1" style:font-size-complex="10pt"/>
    </style:style>
    <style:style style:name="P4" style:family="paragraph" style:parent-style-name="normal">
      <style:paragraph-properties fo:orphans="0" fo:widows="0"/>
      <style:text-properties style:font-name="Calibri" fo:font-size="10pt" fo:font-weight="bold" style:font-name-asian="Calibri1" style:font-size-asian="10pt" style:font-weight-asian="bold" style:font-name-complex="Calibri1" style:font-size-complex="10pt"/>
    </style:style>
    <style:style style:name="P5" style:family="paragraph" style:parent-style-name="normal">
      <style:paragraph-properties fo:text-align="justify" style:justify-single-word="false" fo:orphans="0" fo:widows="0"/>
      <style:text-properties style:font-name="Calibri" fo:font-size="10pt" fo:font-weight="bold" style:font-name-asian="Calibri1" style:font-size-asian="10pt" style:font-weight-asian="bold" style:font-name-complex="Calibri1" style:font-size-complex="10pt"/>
    </style:style>
    <style:style style:name="P6" style:family="paragraph" style:parent-style-name="normal">
      <style:paragraph-properties fo:text-align="justify" style:justify-single-word="false" fo:orphans="0" fo:widows="0"/>
      <style:text-properties style:font-name="Calibri" style:text-underline-style="solid" style:text-underline-width="auto" style:text-underline-color="font-color" style:font-name-asian="Calibri1" style:font-name-complex="Calibri1"/>
    </style:style>
    <style:style style:name="P7" style:family="paragraph" style:parent-style-name="normal">
      <style:paragraph-properties fo:margin-left="1.905cm" fo:margin-right="0cm" fo:text-align="justify" style:justify-single-word="false" fo:text-indent="-0.635cm" style:auto-text-indent="false"/>
    </style:style>
    <style:style style:name="P8" style:family="paragraph" style:parent-style-name="normal">
      <style:paragraph-properties fo:margin-left="1.905cm" fo:margin-right="0cm" fo:text-align="justify" style:justify-single-word="false" fo:text-indent="-0.635cm" style:auto-text-indent="false"/>
      <style:text-properties style:font-name="Calibri" style:font-name-asian="Calibri1" style:font-name-complex="Calibri1"/>
    </style:style>
    <style:style style:name="P9" style:family="paragraph" style:parent-style-name="normal">
      <style:paragraph-properties fo:margin-left="1.27cm" fo:margin-right="0cm" fo:text-align="justify" style:justify-single-word="false" fo:text-indent="0cm" style:auto-text-indent="false"/>
    </style:style>
    <style:style style:name="P10" style:family="paragraph" style:parent-style-name="normal">
      <style:paragraph-properties fo:margin-left="1.27cm" fo:margin-right="0cm" fo:text-align="justify" style:justify-single-word="false" fo:text-indent="0cm" style:auto-text-indent="false"/>
      <style:text-properties fo:font-weight="bold" officeooo:rsid="002041f2" officeooo:paragraph-rsid="002041f2" style:font-weight-asian="bold" style:font-weight-complex="bold"/>
    </style:style>
    <style:style style:name="P11" style:family="paragraph" style:parent-style-name="normal">
      <style:paragraph-properties fo:margin-left="1.27cm" fo:margin-right="0cm" fo:text-align="justify" style:justify-single-word="false" fo:text-indent="0cm" style:auto-text-indent="false"/>
      <style:text-properties fo:font-weight="bold" officeooo:rsid="002041f2" officeooo:paragraph-rsid="002099b9" style:font-weight-asian="bold" style:font-weight-complex="bold"/>
    </style:style>
    <style:style style:name="P12" style:family="paragraph" style:parent-style-name="normal">
      <style:paragraph-properties fo:margin-left="1.27cm" fo:margin-right="0cm" fo:text-align="justify" style:justify-single-word="false" fo:text-indent="0cm" style:auto-text-indent="false"/>
      <style:text-properties fo:font-weight="bold" officeooo:rsid="002099b9" officeooo:paragraph-rsid="002099b9" style:font-weight-asian="bold" style:font-weight-complex="bold"/>
    </style:style>
    <style:style style:name="P13" style:family="paragraph" style:parent-style-name="normal">
      <style:paragraph-properties fo:margin-left="1.27cm" fo:margin-right="0cm" fo:text-align="justify" style:justify-single-word="false" fo:text-indent="0cm" style:auto-text-indent="false"/>
      <style:text-properties fo:font-weight="bold" officeooo:rsid="002279e9" officeooo:paragraph-rsid="002279e9" style:font-weight-asian="bold" style:font-weight-complex="bold"/>
    </style:style>
    <style:style style:name="P14" style:family="paragraph" style:parent-style-name="normal">
      <style:paragraph-properties fo:margin-left="1.27cm" fo:margin-right="0cm" fo:text-align="justify" style:justify-single-word="false" fo:text-indent="0cm" style:auto-text-indent="false"/>
      <style:text-properties fo:font-weight="bold" officeooo:rsid="0023c24b" officeooo:paragraph-rsid="0023c24b" style:font-weight-asian="bold" style:font-weight-complex="bold"/>
    </style:style>
    <style:style style:name="P15" style:family="paragraph" style:parent-style-name="normal">
      <style:paragraph-properties fo:margin-left="1.27cm" fo:margin-right="0cm" fo:text-align="justify" style:justify-single-word="false" fo:text-indent="0cm" style:auto-text-indent="false"/>
      <style:text-properties fo:font-weight="bold" officeooo:rsid="0026a5a8" officeooo:paragraph-rsid="0026a5a8" style:font-weight-asian="bold" style:font-weight-complex="bold"/>
    </style:style>
    <style:style style:name="P16" style:family="paragraph" style:parent-style-name="normal">
      <style:paragraph-properties fo:margin-left="1.27cm" fo:margin-right="0cm" fo:text-align="justify" style:justify-single-word="false" fo:text-indent="0cm" style:auto-text-indent="false"/>
      <style:text-properties fo:font-weight="bold" officeooo:rsid="00280495" officeooo:paragraph-rsid="00280495" style:font-weight-asian="bold" style:font-weight-complex="bold"/>
    </style:style>
    <style:style style:name="P17" style:family="paragraph" style:parent-style-name="normal">
      <style:paragraph-properties fo:margin-left="1.235cm" fo:margin-right="0cm" fo:text-align="justify" style:justify-single-word="false" fo:text-indent="0cm" style:auto-text-indent="false"/>
    </style:style>
    <style:style style:name="P18" style:family="paragraph" style:parent-style-name="normal" style:master-page-name="Standard">
      <style:paragraph-properties fo:text-align="center" style:justify-single-word="false" style:page-number="1"/>
    </style:style>
    <style:style style:name="P19" style:family="paragraph">
      <loext:graphic-properties draw:fill="solid" draw:fill-color="#a0a0a0"/>
      <style:paragraph-properties fo:text-align="center"/>
    </style:style>
    <style:style style:name="T1" style:family="text">
      <style:text-properties style:font-name="Calibri" fo:font-size="16pt" fo:font-weight="bold" style:font-name-asian="Calibri1" style:font-size-asian="16pt" style:font-weight-asian="bold" style:font-name-complex="Calibri1" style:font-size-complex="16pt"/>
    </style:style>
    <style:style style:name="T2" style:family="text">
      <style:text-properties style:font-name="Calibri" style:font-name-asian="Calibri1" style:font-name-complex="Calibri1"/>
    </style:style>
    <style:style style:name="T3" style:family="text">
      <style:text-properties style:font-name="Calibri" style:font-name-asian="Calibri1" style:font-name-complex="Calibri1" fo:background-color="#ffff00"/>
    </style:style>
    <style:style style:name="T4" style:family="text">
      <style:text-properties style:font-name="Calibri" fo:font-size="12pt" style:font-name-asian="Calibri1" style:font-size-asian="12pt" style:font-name-complex="Calibri1" style:font-size-complex="12pt"/>
    </style:style>
    <style:style style:name="T5" style:family="text">
      <style:text-properties style:font-name="Calibri" fo:font-size="12pt" officeooo:rsid="001e78f3" style:font-name-asian="Calibri1" style:font-size-asian="12pt" style:font-name-complex="Calibri1" style:font-size-complex="12pt"/>
    </style:style>
    <style:style style:name="T6" style:family="text">
      <style:text-properties style:font-name="Calibri" fo:font-size="12pt" officeooo:rsid="002099b9" style:font-name-asian="Calibri1" style:font-size-asian="12pt" style:font-name-complex="Calibri1" style:font-size-complex="12pt"/>
    </style:style>
    <style:style style:name="T7" style:family="text">
      <style:text-properties style:font-name="Calibri" fo:font-size="12pt" officeooo:rsid="002279e9" style:font-name-asian="Calibri1" style:font-size-asian="12pt" style:font-name-complex="Calibri1" style:font-size-complex="12pt"/>
    </style:style>
    <style:style style:name="T8" style:family="text">
      <style:text-properties style:font-name="Calibri" fo:font-size="12pt" officeooo:rsid="0027d6af" style:font-name-asian="Calibri1" style:font-size-asian="12pt" style:font-name-complex="Calibri1" style:font-size-complex="12pt"/>
    </style:style>
    <style:style style:name="T9" style:family="text">
      <style:text-properties style:font-name="Calibri" fo:font-size="12pt" fo:font-weight="bold" style:font-name-asian="Calibri1" style:font-size-asian="12pt" style:font-weight-asian="bold" style:font-name-complex="Calibri1" style:font-size-complex="12pt"/>
    </style:style>
    <style:style style:name="T10" style:family="text">
      <style:text-properties style:font-name="Calibri" fo:font-size="12pt" fo:font-style="italic" style:font-name-asian="Calibri1" style:font-size-asian="12pt" style:font-style-asian="italic" style:font-name-complex="Calibri1" style:font-size-complex="12pt"/>
    </style:style>
    <style:style style:name="T11" style:family="text">
      <style:text-properties style:font-name="Calibri" fo:font-size="12pt" fo:font-style="italic" style:text-underline-style="solid" style:text-underline-width="auto" style:text-underline-color="font-color" style:font-name-asian="Calibri1" style:font-size-asian="12pt" style:font-style-asian="italic" style:font-name-complex="Calibri1" style:font-size-complex="12pt"/>
    </style:style>
    <style:style style:name="T12"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13"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4" style:family="text">
      <style:text-properties style:font-name="Calibri" fo:font-weight="bold" style:font-name-asian="Calibri1" style:font-weight-asian="bold" style:font-name-complex="Calibri1"/>
    </style:style>
    <style:style style:name="T15" style:family="text">
      <style:text-properties style:font-name="Calibri" fo:font-size="10pt" fo:font-weight="bold" style:font-name-asian="Calibri1" style:font-size-asian="10pt" style:font-weight-asian="bold" style:font-name-complex="Calibri1" style:font-size-complex="10pt"/>
    </style:style>
    <style:style style:name="T16" style:family="text">
      <style:text-properties style:font-name="Calibri" fo:font-size="10pt" style:font-name-asian="Calibri1" style:font-size-asian="10pt" style:font-name-complex="Calibri1" style:font-size-complex="10pt"/>
    </style:style>
    <style:style style:name="T17" style:family="text">
      <style:text-properties style:font-name="Calibri" style:text-underline-style="solid" style:text-underline-width="auto" style:text-underline-color="font-color" style:font-name-asian="Calibri1" style:font-name-complex="Calibri1"/>
    </style:style>
    <style:style style:name="T18" style:family="text">
      <style:text-properties style:font-name="Calibri" fo:font-size="9pt" style:font-name-asian="Calibri1" style:font-size-asian="9pt" style:font-name-complex="Calibri1" style:font-size-complex="9pt"/>
    </style:style>
    <style:style style:name="T19" style:family="text">
      <style:text-properties fo:font-size="12pt" style:font-size-asian="12pt" style:font-size-complex="12pt"/>
    </style:style>
    <style:style style:name="T20" style:family="text">
      <style:text-properties style:font-name="Times New Roman" fo:font-size="7pt" style:font-name-asian="Times New Roman1" style:font-size-asian="7pt" style:font-name-complex="Times New Roman1" style:font-size-complex="7pt"/>
    </style:style>
    <style:style style:name="T21" style:family="text">
      <style:text-properties fo:color="#1155cc" loext:opacity="100%" style:font-name="Calibri" style:text-underline-style="solid" style:text-underline-width="auto" style:text-underline-color="font-color" style:font-name-asian="Calibri1" style:font-name-complex="Calibri1"/>
    </style:style>
    <style:style style:name="T22" style:family="text">
      <style:text-properties fo:color="#1155cc" loext:opacity="100%" style:font-name="Calibri" fo:font-size="12pt" style:text-underline-style="solid" style:text-underline-width="auto" style:text-underline-color="font-color" style:font-name-asian="Calibri1" style:font-size-asian="12pt" style:font-name-complex="Calibri1" style:font-size-complex="12pt"/>
    </style:style>
    <style:style style:name="T23" style:family="text">
      <style:text-properties officeooo:rsid="0023c24b"/>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text:s/></text:span></text:p>
      <text:p text:style-name="P1"><text:span text:style-name="T1">Projet WEB – Conception de documents et d’interfaces numériques</text:span></text:p>
      <text:p text:style-name="normal"><text:span text:style-name="T19"><text:s/></text:span></text:p>
      <text:p text:style-name="normal"><text:span text:style-name="T19"><text:s/></text:span></text:p>
      <text:p text:style-name="normal"><text:span text:style-name="T19"><text:s/></text:span></text:p>
      <text:p text:style-name="normal"><text:span text:style-name="T3">Ce document, complété par vos soins, sera à rendre avant la présentation client du 19 janvier. Il complètera vos explications ce jour-là. </text:span></text:p>
      <text:p text:style-name="normal"><text:span text:style-name="T3">Il doit vous servir de fil rouge, et donc être rempli à mesure que vous avancez dans votre projet (merci de répondre dans le corps du document).</text:span></text:p>
      <text:p text:style-name="normal"><text:span text:style-name="T4"><text:s/></text:span></text:p>
      <text:p text:style-name="normal"><text:span text:style-name="T4"><text:s/></text:span></text:p>
      <text:p text:style-name="normal"><text:span text:style-name="T9">1. Noms des étudiants :</text:span></text:p>
      <text:p text:style-name="normal"><text:span text:style-name="T4"><text:s/></text:span><text:span text:style-name="T5">Thomas HONG, Carl Bourges, Rafik FRARMA, Al-Qassim MOHAMED</text:span></text:p>
      <text:p text:style-name="normal"><text:span text:style-name="T4"><text:s/></text:span></text:p>
      <text:p text:style-name="normal"><text:span text:style-name="T9">2. Sujet choisi :</text:span></text:p>
      <text:p text:style-name="normal"><text:span text:style-name="T5">Aiko Watanabe, Maison de la Culture du Japon, 101 bis, Quai Branly, 75015 Paris </text:span></text:p>
      <text:p text:style-name="normal"><text:span text:style-name="T4"><text:s/></text:span></text:p>
      <text:p text:style-name="normal"><text:span text:style-name="T9">3. Analyse du besoin : </text:span></text:p>
      <text:p text:style-name="P2"><text:span text:style-name="T10"><text:s/></text:span></text:p>
      <text:p text:style-name="P7"><text:span text:style-name="T14">a.</text:span><text:span text:style-name="T20"> <text:s text:c="4"/></text:span><text:span text:style-name="T14">Demande :</text:span></text:p>
      <text:p text:style-name="P9"><text:span text:style-name="T4">Comment qualifieriez-vous la demande du client que vous avez choisi ? Est-elle claire, précise, ou plus floue ? Est-elle complète ou partielle ? Est-elle impérative ou plus ouverte ? Revêt-elle une dimension technique, esthétique, humaine ? Si elle vous semble devoir être précisée, formulez les questions qui vous aideraient à mieux la définir.</text:span></text:p>
      <text:p text:style-name="P10"><text:span text:style-name="T4">Public: adolescents</text:span></text:p>
      <text:p text:style-name="P11"><text:span text:style-name="T4">Client: </text:span><text:span text:style-name="T6">MCJP</text:span></text:p>
      <text:p text:style-name="P11"><text:span text:style-name="T6">Demande: Conscise , laisse place à l’imagination, partielle</text:span></text:p>
      <text:p text:style-name="P12"><text:span text:style-name="T4">Dimension humaine -&gt; doit attirer les jeunes adolscents</text:span></text:p>
      <text:p text:style-name="P12"><text:span text:style-name="T4">Dimension esthétique -&gt; Thème du Japon, manga</text:span></text:p>
      <text:p text:style-name="P12"><text:span text:style-name="T4">Dimension technique -&gt; Forum, billeterie</text:span></text:p>
      <text:p text:style-name="P16"><text:span text:style-name="T4">Faire un site qui rappelle la maison de la culture du japon</text:span></text:p>
      <text:p text:style-name="P11"/>
      <text:p text:style-name="P9"><text:span text:style-name="T4"><text:s/></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oft-page-break/><text:span text:style-name="T4"/></text:p>
      <text:p text:style-name="P7"><text:span text:style-name="T14">b.</text:span><text:span text:style-name="T20"> <text:s text:c="3"/></text:span><text:span text:style-name="T14">Stratégie d’objectifs : </text:span></text:p>
      <text:p text:style-name="P9"><text:span text:style-name="T4">En fonction des informations données par le client choisi, vous déterminerez ses besoins, en termes de contenu rédactionnel, de structure, de fonctionnalités, d’aspect visuel, de style de communication. Outre ses demandes explicites, vous pourrez le cas échéant déduire de ses propos des besoins connexes, voire proposer des éléments qui vous sembleraient nécessaires ou utiles. Quel vous semble être l’objectif principal de ce site ? Quels vous semblent être ses objectifs secondaires ? Reformulez ces besoins de manière plus synthétique.</text:span></text:p>
      <text:p text:style-name="P12"><text:span text:style-name="T4">Objectif principal: attirer les jeunes adolescents à s’intéresser à la culture japonaise, </text:span><text:span text:style-name="T7">site annexe a mcpj</text:span></text:p>
      <text:p text:style-name="P12"><text:span text:style-name="T4">Objectif secondaire: créer forum, créer billeterie</text:span></text:p>
      <text:p text:style-name="P12"><text:span text:style-name="T4">Utiliser les mangas, jeux, animés -&gt; attirer culture japonaise</text:span></text:p>
      <text:p text:style-name="P2"><text:span text:style-name="T4"><text:s/></text:span></text:p>
      <text:p text:style-name="P7"><text:span text:style-name="T14">c.</text:span><text:span text:style-name="T20"> <text:s text:c="4"/></text:span><text:span text:style-name="T14">Stratégie de cible : </text:span></text:p>
      <text:p text:style-name="P9"><text:span text:style-name="T4">Quel(s) type(s) d’utilisateurs sont attendus sur ce site ? Quelles attentes seront a priori les leurs, en termes d’informations, d’actions, d’ambiance ? Expliquez votre raisonnement.</text:span></text:p>
      <text:p text:style-name="P12">Adolescents attendus</text:p>
      <text:p text:style-name="P12">Informations -&gt; Sorties de mangas, sorties de jeux, actus jap -&gt; popculture, jpop</text:p>
      <text:p text:style-name="P13">Actions -&gt; Débattre des actus, des animés</text:p>
      <text:p text:style-name="P13">Ambiance -&gt; Jeune, otaku</text:p>
      <text:p text:style-name="P2"><text:span text:style-name="T4"><text:s/></text:span></text:p>
      <text:p text:style-name="P7"><text:span text:style-name="T14">d.</text:span><text:span text:style-name="T20"> <text:s text:c="3"/></text:span><text:span text:style-name="T14">Veille concurrentielle (benchmarking) : </text:span></text:p>
      <text:p text:style-name="P9"><text:span text:style-name="T4">Observez sur internet des sites du même type et comparez-les pour identifier les bonnes pratiques. Certaines de leurs réalisations pourraient-elles vous inspirer dans la réalisation de votre site ? Lesquelles ? Leur analyse fait-elle apparaître de nouveaux besoins que vous et votre commanditaire n’aviez pas encore identifiés ? Lesquels ?</text:span></text:p>
      <text:p text:style-name="P13">Nautiljon, adkami, myanimelist, adn, alltheanime, anime-kun</text:p>
      <text:p text:style-name="P13">Nveaux besoins -&gt; le streaming, <text:span text:style-name="T23">achats d’animés</text:span></text:p>
      <text:p text:style-name="P2"><text:span text:style-name="T10"><text:s/></text:span></text:p>
      <text:p text:style-name="P2"><text:span text:style-name="T9">4. Détermination des contenus </text:span></text:p>
      <text:p text:style-name="P2"><text:span text:style-name="T9"><text:s/></text:span></text:p>
      <text:p text:style-name="P7"><text:span text:style-name="T14">a.</text:span><text:span text:style-name="T20"> <text:s text:c="4"/></text:span><text:span text:style-name="T14">Rubriques du site</text:span></text:p>
      <text:p text:style-name="P9"><text:span text:style-name="T4">A partir de l’analyse des besoins, déterminez les grandes parties (rubriques) qui composeront le site et donnez-leur un titre bref : par exemple, « Qui sommes-nous ? », « Expositions », « L’univers du jeu », etc. </text:span></text:p>
      <text:p text:style-name="P9"><text:span text:style-name="T4">Chacune de ces rubriques devra ensuite, le cas échéant, être divisée en plusieurs sous rubriques (7 maximum).</text:span></text:p>
      <text:p text:style-name="P14"><text:soft-page-break/>Rencontres – Billeterie (Spectacles, Expositons) – Actualités (Animé, Mangas, Culture Jap) – Forum </text:p>
      <text:p text:style-name="P9"><text:span text:style-name="T9"><text:s/></text:span></text:p>
      <text:p text:style-name="P7"><text:span text:style-name="T14">b.</text:span><text:span text:style-name="T20"> <text:s text:c="3"/></text:span><text:span text:style-name="T14">Fonctionnalités</text:span></text:p>
      <text:p text:style-name="P9"><text:span text:style-name="T4">Quelles sont les fonctionnalités que vous devrez intégrer au site (formulaires d’adhésion ou de commande, blogs, diaporama, base de données, liens vers d’autres ressources web, etc.) ?</text:span></text:p>
      <text:p text:style-name="P15"><text:span text:style-name="T4">Un système de commentaires sur les articles, un sytsème de connexion, panier, commandes bdd, lien vers le site mcpj, lien vers japane expo. </text:span><text:span text:style-name="T8">Un article en Une</text:span></text:p>
      <text:p text:style-name="P2"><text:span text:style-name="T9"><text:s/></text:span></text:p>
      <text:p text:style-name="P7"><text:span text:style-name="T14">c.</text:span><text:span text:style-name="T20"> <text:s text:c="4"/></text:span><text:span text:style-name="T14">Architecture globale du site</text:span></text:p>
      <text:p text:style-name="P9"><text:span text:style-name="T4">Dessinez l’arborescence générale du site (</text:span><text:span text:style-name="T10">cf </text:span><text:span text:style-name="T4">exemple de schéma ci-dessous). </text:span></text:p>
      <text:p text:style-name="P9"><text:span text:style-name="T4">- Le nombre de lignes correspond à la « profondeur » du site. On évite la multiplication des niveaux, qui retarde l’accès à l’information recherchée (règle des 3 clics).</text:span></text:p>
      <text:p text:style-name="P9"><text:span text:style-name="T4">- Le nombre de rubriques en parallèle sur un même niveau correspond à sa « largeur ». </text:span></text:p>
      <text:p text:style-name="P9"><text:span text:style-name="T4">- Les liens permettant de passer d’une page à une autre peuvent être placés de manière linéaire (pour aller à la page 3, il faut impérativement passer par les page 1 et 2), arborescente (à chaque niveau, un nouveau choix permet l’orientation du visiteur), ou transversale (des « raccourcis » permettent de rejoindre directement une autre partie du site, utile à ce moment de la navigation – en rose dans le schéma).</text:span></text:p>
      <text:p text:style-name="P9"><text:span text:style-name="T10">RQ : Les fonctionnalités que vous avez listées devront également se greffer sur cette vue d’ensemble.</text:span></text:p>
      <text:p text:style-name="P9"><text:span text:style-name="T10"/></text:p>
      <text:p text:style-name="P9"><text:span text:style-name="T10"/></text:p>
      <text:p text:style-name="P9"><text:span text:style-name="T4"><text:s/></text:span></text:p>
      <text:p text:style-name="P9"><text:span text:style-name="T4"><text:s/></text:span></text:p>
      <text:p text:style-name="P9"><text:span text:style-name="T9"><text:s/></text:span></text:p>
      <text:p text:style-name="P2"><text:span text:style-name="T9"><text:s/></text:span></text:p>
      <text:p text:style-name="P7"><text:span text:style-name="T14">d.</text:span><text:span text:style-name="T20"> <text:s text:c="3"/></text:span><text:span text:style-name="T14">Détermination et répartition du contenu</text:span></text:p>
      <text:p text:style-name="P9"><text:span text:style-name="T4">Il faut maintenant entrer dans le détail du contenu que vous projetez de mettre en ligne. Pour chaque partie que vous avez déterminée, voyez quels éléments seront à inclure. Cela correspond à des fichiers texte/image/son. </text:span></text:p>
      <text:p text:style-name="P9"><text:span text:style-name="T11">Remarque</text:span><text:span text:style-name="T10"> : dans le cadre de cet exercice, </text:span><text:span text:style-name="T11">vous n’aurez pas à réaliser effectivement tous ces documents</text:span><text:span text:style-name="T10">. Seules quelques pages seront complètes. Pour les autres, les parties texte autres seront remplies par du lorem ipsum</text:span><text:span text:style-name="T12">[1]</text:span><text:span text:style-name="T10">, les images par une image type.</text:span></text:p>
      <text:p text:style-name="P9"><text:span text:style-name="T4">Vous pouvez réaliser un tableau pour plus de clarté.</text:span></text:p>
      <text:p text:style-name="P2"><text:span text:style-name="T9"><text:s/></text:span></text:p>
      <text:p text:style-name="P2"><text:span text:style-name="T9"/></text:p>
      <text:p text:style-name="P2"><text:span text:style-name="T9"/></text:p>
      <text:p text:style-name="P2"><text:span text:style-name="T13">Exemple de remplissage du tableau :</text:span></text:p>
      <text:p text:style-name="P2"><text:soft-page-break/><text:span text:style-name="T9"><text:s/></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row table:style-name="Tableau1.1">
          <table:table-cell table:style-name="Tableau1.A1" office:value-type="string">
            <text:p text:style-name="P4"><text:s text:c="29"/>Objets</text:p>
            <text:p text:style-name="P4">Emplacements</text:p>
          </table:table-cell>
          <table:table-cell table:style-name="Tableau1.B1" office:value-type="string">
            <text:p text:style-name="P4">Textes</text:p>
          </table:table-cell>
          <table:table-cell table:style-name="Tableau1.B1" office:value-type="string">
            <text:p text:style-name="P4">Images</text:p>
          </table:table-cell>
          <table:table-cell table:style-name="Tableau1.B1" office:value-type="string">
            <text:p text:style-name="P4">Sons</text:p>
          </table:table-cell>
          <table:table-cell table:style-name="Tableau1.B1" office:value-type="string">
            <text:p text:style-name="P4">Fonctions spécifiques</text:p>
          </table:table-cell>
          <table:table-cell table:style-name="Tableau1.B1" office:value-type="string">
            <text:p text:style-name="P4"><text:s/></text:p>
          </table:table-cell>
          <table:table-cell table:style-name="Tableau1.B1" office:value-type="string">
            <text:p text:style-name="P4"><text:s/></text:p>
          </table:table-cell>
          <table:table-cell table:style-name="Tableau1.B1" office:value-type="string">
            <text:p text:style-name="P4"><text:s/></text:p>
          </table:table-cell>
        </table:table-row>
        <table:table-row table:style-name="Tableau1.2">
          <table:table-cell table:style-name="Tableau1.A2" office:value-type="string">
            <text:p text:style-name="P4">Page d’accueil</text:p>
          </table:table-cell>
          <table:table-cell table:style-name="Tableau1.B2" office:value-type="string">
            <text:p text:style-name="P3">Texte de présentation de l’association</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row>
        <table:table-row table:style-name="Tableau1.3">
          <table:table-cell table:style-name="Tableau1.A2" office:value-type="string">
            <text:p text:style-name="P4">Rubrique « Expositions »</text:p>
          </table:table-cell>
          <table:table-cell table:style-name="Tableau1.B2" office:value-type="string">
            <text:p text:style-name="P3">Notices de présentation d’artistes </text:p>
          </table:table-cell>
          <table:table-cell table:style-name="Tableau1.B2" office:value-type="string">
            <text:p text:style-name="P3">Photo attractive pour l’exposition en cours</text:p>
            <text:p text:style-name="P3">+ Diaporama des expositions passées</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row>
        <table:table-row table:style-name="Tableau1.4">
          <table:table-cell table:style-name="Tableau1.A2" office:value-type="string">
            <text:p text:style-name="P4">Rubrique « Excursions proposées »</text:p>
          </table:table-cell>
          <table:table-cell table:style-name="Tableau1.B2" office:value-type="string">
            <text:p text:style-name="P3"><text:s/></text:p>
          </table:table-cell>
          <table:table-cell table:style-name="Tableau1.B2" office:value-type="string">
            <text:p text:style-name="P3">Photo grand angle de la forêt</text:p>
          </table:table-cell>
          <table:table-cell table:style-name="Tableau1.B2" office:value-type="string">
            <text:p text:style-name="P3">Bande son – bruits de la forêt</text:p>
          </table:table-cell>
          <table:table-cell table:style-name="Tableau1.B2" office:value-type="string">
            <text:p text:style-name="P3">Accès au formulaire d’inscription</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row>
        <table:table-row table:style-name="Tableau1.5">
          <table:table-cell table:style-name="Tableau1.A2" office:value-type="string">
            <text:p text:style-name="P4">Sous rubrique « Programmation des concerts »</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Extrait musical du prochain artiste programmé</text:p>
          </table:table-cell>
          <table:table-cell table:style-name="Tableau1.B2" office:value-type="string">
            <text:p text:style-name="P3">Calendrier des manifestation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row>
        <table:table-row table:style-name="Tableau1.4">
          <table:table-cell table:style-name="Tableau1.A2" office:value-type="string">
            <text:p text:style-name="P4">Dans le forum</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3">Possibilité de participer au forum</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row>
        <table:table-row table:style-name="Tableau1.4">
          <table:table-cell table:style-name="Tableau1.A2" office:value-type="string">
            <text:p text:style-name="P4">Dans le blog</text:p>
          </table:table-cell>
          <table:table-cell table:style-name="Tableau1.B2" office:value-type="string">
            <text:p text:style-name="P3">Billets critiques sur des livres</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3"><text:s/></text:p>
          </table:table-cell>
          <table:table-cell table:style-name="Tableau1.B2" office:value-type="string">
            <text:p text:style-name="P4"><text:s/></text:p>
          </table:table-cell>
          <table:table-cell table:style-name="Tableau1.B2" office:value-type="string">
            <text:p text:style-name="P4"><text:s/></text:p>
          </table:table-cell>
          <table:table-cell table:style-name="Tableau1.B2" office:value-type="string">
            <text:p text:style-name="P4"><text:s/></text:p>
          </table:table-cell>
        </table:table-row>
        <table:table-row table:style-name="Tableau1.8">
          <table:table-cell table:style-name="Tableau1.A2" office:value-type="string">
            <text:p text:style-name="P5"><text:s/></text:p>
          </table:table-cell>
          <table:table-cell table:style-name="Tableau1.B2" office:value-type="string">
            <text:p text:style-name="P5"><text:s/></text:p>
          </table:table-cell>
          <table:table-cell table:style-name="Tableau1.B2" office:value-type="string">
            <text:p text:style-name="P5"><text:s/></text:p>
          </table:table-cell>
          <table:table-cell table:style-name="Tableau1.B2" office:value-type="string">
            <text:p text:style-name="P5"><text:s/></text:p>
          </table:table-cell>
          <table:table-cell table:style-name="Tableau1.B2" office:value-type="string">
            <text:p text:style-name="P5"><text:s/></text:p>
          </table:table-cell>
          <table:table-cell table:style-name="Tableau1.B2" office:value-type="string">
            <text:p text:style-name="P5"><text:s/></text:p>
          </table:table-cell>
          <table:table-cell table:style-name="Tableau1.B2" office:value-type="string">
            <text:p text:style-name="P5"><text:s/></text:p>
          </table:table-cell>
          <table:table-cell table:style-name="Tableau1.B2" office:value-type="string">
            <text:p text:style-name="P5"><text:s/></text:p>
          </table:table-cell>
        </table:table-row>
      </table:table>
      <text:p text:style-name="P2"><text:span text:style-name="T9"><text:s/></text:span></text:p>
      <text:p text:style-name="P2"><text:span text:style-name="T9"><text:s/></text:span></text:p>
      <text:p text:style-name="P2"><text:span text:style-name="T13">Votre tableau :</text:span></text:p>
      <text:p text:style-name="P2"><text:span text:style-name="T13"><text:s/></text:span></text:p>
      <text:p text:style-name="P2"><text:span text:style-name="T13"><text:s/></text:span></text:p>
      <table:table table:name="Tableau2" table:style-name="Tableau2">
        <table:table-column table:style-name="Tableau2.A"/>
        <table:table-column table:style-name="Tableau2.B"/>
        <table:table-column table:style-name="Tableau2.C"/>
        <table:table-column table:style-name="Tableau2.B"/>
        <table:table-column table:style-name="Tableau2.C"/>
        <table:table-column table:style-name="Tableau2.B"/>
        <table:table-column table:style-name="Tableau2.A"/>
        <table:table-row table:style-name="Tableau2.1">
          <table:table-cell table:style-name="Tableau2.A1" office:value-type="string">
            <text:p text:style-name="P6"><text:s/></text:p>
          </table:table-cell>
          <table:table-cell table:style-name="Tableau2.B1" office:value-type="string">
            <text:p text:style-name="P6"><text:s/></text:p>
          </table:table-cell>
          <table:table-cell table:style-name="Tableau2.B1" office:value-type="string">
            <text:p text:style-name="P6"><text:s/></text:p>
          </table:table-cell>
          <table:table-cell table:style-name="Tableau2.B1" office:value-type="string">
            <text:p text:style-name="P6"><text:s/></text:p>
          </table:table-cell>
          <table:table-cell table:style-name="Tableau2.B1" office:value-type="string">
            <text:p text:style-name="P6"><text:s/></text:p>
          </table:table-cell>
          <table:table-cell table:style-name="Tableau2.B1" office:value-type="string">
            <text:p text:style-name="P6"><text:s/></text:p>
          </table:table-cell>
          <table:table-cell table:style-name="Tableau2.B1" office:value-type="string">
            <text:p text:style-name="P6"><text:s/></text:p>
          </table:table-cell>
        </table:table-row>
        <table:table-row table:style-name="Tableau2.1">
          <table:table-cell table:style-name="Tableau2.A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row>
        <text:soft-page-break/>
        <table:table-row table:style-name="Tableau2.1">
          <table:table-cell table:style-name="Tableau2.A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row>
        <table:table-row table:style-name="Tableau2.1">
          <table:table-cell table:style-name="Tableau2.A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row>
        <table:table-row table:style-name="Tableau2.1">
          <table:table-cell table:style-name="Tableau2.A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cell table:style-name="Tableau2.B2" office:value-type="string">
            <text:p text:style-name="P6"><text:s/></text:p>
          </table:table-cell>
        </table:table-row>
      </table:table>
      <text:p text:style-name="P2"><text:span text:style-name="T13"><text:s/></text:span></text:p>
      <text:p text:style-name="P2"><text:span text:style-name="T9"><text:s/></text:span></text:p>
      <text:p text:style-name="P2"><text:span text:style-name="T9">5. La charte graphique</text:span></text:p>
      <text:p text:style-name="P2"><text:span text:style-name="T9"><text:s/></text:span></text:p>
      <text:p text:style-name="P2"><text:span text:style-name="T2">Remarque : cette partie du travail de conception est généralement effectuée sur des logiciels de type Adobe Photoshop. A l’IUT, vous pouvez utiliser Gimp si vous le souhaitez. Vous pouvez aussi préférer réaliser des croquis à la main. Quelle que soit votre préférence, ces documents doivent être joints au dossier.</text:span></text:p>
      <text:p text:style-name="P2"><text:span text:style-name="T4"><text:s/></text:span></text:p>
      <text:p text:style-name="P2"><text:span text:style-name="T4">L’identité visuelle du site doit garantir son unité (harmonie), marquer son style (image de marque), créer son ambiance (impression du visiteur). Autant l’organisation du site essaie de répondre à une certaine logique, et vise donc l’objectivité, autant le graphisme suppose la rencontre de plusieurs subjectivités : plusieurs identités visuelles sont toujours possibles pour un même site. Cependant, quels que soient vos choix esthétiques, ils doivent rester cohérents. Pour cela, vous pouvez passer par plusieurs étapes :</text:span></text:p>
      <text:p text:style-name="P2"><text:span text:style-name="T4"><text:s/></text:span></text:p>
      <text:p text:style-name="P7"><text:span text:style-name="T14">a.</text:span><text:span text:style-name="T20"> <text:s text:c="4"/></text:span><text:span text:style-name="T14">Le logo :</text:span></text:p>
      <text:p text:style-name="P9"><text:span text:style-name="T4">S’il existe, vous devez concevoir un site qui s’harmonise avec lui (couleurs, dynamisme, graphisme), ou du moins l’intègre sans heurts. Dans notre cas, il n’y a pas de logo existant : vous pouvez en créer un, ou bien jouer simplement sur le nom de l’entreprise concernée (choix d’une police, d’une couleur, d’un effet éventuellement). Joignez votre création et expliquez vos choix.</text:span></text:p>
      <text:p text:style-name="P9"><text:span text:style-name="T4"><text:s/></text:span></text:p>
      <text:p text:style-name="P7"><text:span text:style-name="T14">b.</text:span><text:span text:style-name="T20"> <text:s text:c="3"/></text:span><text:span text:style-name="T14">La création d’un univers : </text:span></text:p>
      <text:p text:style-name="P9"><text:span text:style-name="T4">Que vous évoquent le domaine ou les activités de votre client ? Pour un fleuriste, par exemple, on pensera par exemple fleurs, pétales, feuillages, bonzaï, herbier, rubans, papier cristal, et peut-être eau, terre, pierres, poteries, papillons... Autant d’éléments que vous pourrez utiliser, en illustration, en motifs, en fonds (calques, gros plans, etc.) et qui constitueront l’univers du site. </text:span></text:p>
      <text:p text:style-name="P9"><text:span text:style-name="T4">Quelle est votre liste de thèmes ? (Vous pouvez faire un brain storming – remue méninges).</text:span></text:p>
      <text:p text:style-name="P9"><text:span text:style-name="T4"><text:s/></text:span></text:p>
      <text:p text:style-name="P7"><text:span text:style-name="T14">c.</text:span><text:span text:style-name="T20"> <text:s text:c="4"/></text:span><text:span text:style-name="T14">Le choix des couleurs</text:span></text:p>
      <text:p text:style-name="P9"><text:span text:style-name="T4">Elles sont en parties dictées par les 2 rubriques précédentes : en harmonie avec le logo et avec l’univers convoqué par les thèmes. Par exemple, le vert semble s’imposer dans </text:span><text:soft-page-break/><text:span text:style-name="T4">le cas du fleuriste. Associé à un rose vif, il sera dynamisé. Associé à du blanc et du gris, il présentera une certaine fraîcheur « zen ». Avec du noir, il cherchera davantage une forme d’élégance. Avec du brun et du beige, il convoquera davantage un esprit « nature », etc. Quatre ou cinq couleurs suffisent et peuvent se répartir en « dominantes » et « secondaires »..</text:span></text:p>
      <text:p text:style-name="P9"><text:span text:style-name="T4">Quelle palette choisissez-vous ? Expliquez votre choix.</text:span></text:p>
      <text:p text:style-name="P9"><text:span text:style-name="T4"><text:s/></text:span></text:p>
      <text:p text:style-name="P9"><text:span text:style-name="T2">Remarque : vous pouvez créer votre palette sur ce site, compatible avec Gimp : </text:span><text:a xlink:type="simple" xlink:href="http://colrd.com/create/palette/" text:style-name="Default_20_Style" text:visited-style-name="Default_20_Style"><text:span text:style-name="T21">http://colrd.com/create/palette/</text:span></text:a><text:span text:style-name="T2"> Ce site propose aussi des exemples illustrés d’associations de couleurs, et des pages théoriques expliquant les principales modalités d’association des couleurs.</text:span></text:p>
      <text:p text:style-name="P9"><text:span text:style-name="T4"><text:s/></text:span></text:p>
      <text:p text:style-name="P7"><text:span text:style-name="T14">d.</text:span><text:span text:style-name="T20"> <text:s text:c="3"/></text:span><text:span text:style-name="T14">La structuration des pages</text:span></text:p>
      <text:p text:style-name="P9"><text:span text:style-name="T4">Le visiteur ayant tendance à toujours chercher les informations là où il a l’habitude de les trouver ailleurs sur le web, les usages ont stabilisé certains éléments de structuration.</text:span></text:p>
      <text:p text:style-name="P9"><text:span text:style-name="T4">Signalons au passage que la tendance actuelle est d’organiser les pages selon des grilles qui, sur une base de 12 ou 16 colonnes en général, permettent une grande liberté d’organisation tout en fixant des repères clairs.</text:span></text:p>
      <text:p text:style-name="P9"><text:span text:style-name="T4">Vous pouvez en voir un exemple sur la page suivante :</text:span></text:p>
      <text:p text:style-name="P9"><text:a xlink:type="simple" xlink:href="http://960.gs/demo.html" text:style-name="Default_20_Style" text:visited-style-name="Default_20_Style"><text:span text:style-name="T22">http://960.gs/demo.html</text:span></text:a><text:span text:style-name="T4"> (l’ensemble de ce site offre beaucoup de visuels permettant de se rendre compte de la variété des rendus possibles à partir d’une même grille)</text:span></text:p>
      <text:p text:style-name="P9"><text:span text:style-name="T4">Pour plus d’explications sur les grilles, une présentation très claire ci-dessous :</text:span></text:p>
      <text:p text:style-name="P9"><text:a xlink:type="simple" xlink:href="http://netmacom.fr/blog/webdesign/le-webdesign-selon-les-grilles.html" text:style-name="Default_20_Style" text:visited-style-name="Default_20_Style"><text:span text:style-name="T22">http://netmacom.fr/blog/webdesign/le-webdesign-selon-les-grilles.html</text:span></text:a></text:p>
      <text:p text:style-name="P9"><text:span text:style-name="T4"><text:s/></text:span></text:p>
      <text:p text:style-name="P9"><text:span text:style-name="T4">A partir de ces règles de base, de nombreuses variations sont possibles. Elles doivent notamment prendre en compte les différents formats d’écrans (responsive design : https://blog.hubspot.fr/marketing/site-responsive-design ). Dessinez la structure type que vous souhaitez donner à vos pages, et justifiez vos choix.</text:span></text:p>
      <text:p text:style-name="P2"><text:span text:style-name="T4"><text:s/></text:span></text:p>
      <text:p text:style-name="P2"><text:span text:style-name="T9"><text:s/></text:span></text:p>
      <text:p text:style-name="P2"><text:span text:style-name="T9">6. Réalisation de la page d’accueil</text:span></text:p>
      <text:p text:style-name="P2"><text:span text:style-name="T9"><text:s/></text:span></text:p>
      <text:p text:style-name="P2"><text:span text:style-name="T4">Vous allez mettre en pratique votre réflexion sur la charte graphique en concevant votre page d’accueil : sur papier libre ou sur logiciel, réalisez la simulation la plus précise possible de cette page. Elle vous servira de base lors de la réalisation technique du site.</text:span></text:p>
      <text:p text:style-name="P2"><text:span text:style-name="T4"><text:s/></text:span></text:p>
      <text:p text:style-name="P2"><text:span text:style-name="T10">Attention ! Restez modeste dans vos choix, vous ne pourrez réaliser que des choses simples.</text:span></text:p>
      <text:p text:style-name="P2"><text:span text:style-name="T4"><text:s/></text:span></text:p>
      <text:p text:style-name="P2"><text:soft-page-break/><text:span text:style-name="T4">Glanez sur internet les éléments (photos, détails graphiques, etc.) que vous souhaitez insérer dans votre page.</text:span></text:p>
      <text:p text:style-name="P2"><text:span text:style-name="T4"><text:s/></text:span></text:p>
      <text:p text:style-name="P2"><text:span text:style-name="T4">Rédigez les textes que vous souhaitez faire figurer dans cette page (vous pouvez vous inspirer, </text:span><text:span text:style-name="T13">en les personnalisant</text:span><text:span text:style-name="T4">, de textes trouvés sur des sites similaires).</text:span></text:p>
      <text:p text:style-name="P2"><text:span text:style-name="T4"><text:s/></text:span></text:p>
      <text:p text:style-name="P2"><text:span text:style-name="T4">Expliquez ci-dessous vos choix.</text:span></text:p>
      <text:p text:style-name="P2"><text:span text:style-name="T4"><text:s/></text:span></text:p>
      <text:p text:style-name="P2"><text:span text:style-name="T4"><text:s/></text:span></text:p>
      <text:p text:style-name="P2"><text:span text:style-name="T9">7. Pages suivantes</text:span></text:p>
      <text:p text:style-name="P2"><text:span text:style-name="T4"><text:s/></text:span></text:p>
      <text:p text:style-name="P2"><text:span text:style-name="T4">Vous devez réaliser complètement au moins 4 pages en plus de la page d’accueil. Les autres pages doivent être créées et reliées au reste du site, mais peuvent être remplies par du faux texte (lorem ipsum[2]) et des images type : seuls les titres des blocs de texte, les légendes des images, l’intitulé des formulaires permettront de s’y repérer.</text:span></text:p>
      <text:p text:style-name="P2"><text:span text:style-name="T4"><text:s/></text:span></text:p>
      <text:p text:style-name="P2"><text:span text:style-name="T4"><text:s/></text:span></text:p>
      <text:p text:style-name="P2"><text:span text:style-name="T9">8. Référencement</text:span></text:p>
      <text:p text:style-name="P2"><text:span text:style-name="T9"><text:s/></text:span></text:p>
      <text:p text:style-name="P2"><text:span text:style-name="T4">Avez-vous travaillé sur les balises pour faciliter le référencement par Google ? Avez-vous joué sur les mots-clés, les liens, etc. ? Expliquez vos choix et vos idées, que vous ayez eu le temps de les réaliser ou non.</text:span></text:p>
      <text:p text:style-name="P2"><text:span text:style-name="T9"><text:s/></text:span></text:p>
      <text:p text:style-name="P2"><text:span text:style-name="T9"><text:s/></text:span></text:p>
      <text:p text:style-name="P2"><text:span text:style-name="T9">9. Accessibilité</text:span></text:p>
      <text:p text:style-name="P2"><text:span text:style-name="T9"><text:s/></text:span></text:p>
      <text:p text:style-name="P2"><text:span text:style-name="T4">En quoi avez-vous pris en compte les différents aspects de l’accessibilité durant la réalisation de votre site. Quelles améliorations pourriez-vous y apporter en ce sens ?</text:span></text:p>
      <text:p text:style-name="P2"><text:span text:style-name="T9"><text:s/></text:span></text:p>
      <text:p text:style-name="P2"><text:span text:style-name="T9"><text:s/></text:span></text:p>
      <text:p text:style-name="P2"><text:span text:style-name="T9">10. Présentation au client – bilan et correctifs</text:span></text:p>
      <text:p text:style-name="P2"><text:span text:style-name="T4">Lors de la dernière séance de TD, vous devrez présenter votre site à la classe. Il ne sera peut-être pas totalement achevé, mais devra permettre un bon aperçu de vos réalisations (structure, texte, illustrations, graphisme) et de leur ergonomie.</text:span></text:p>
      <text:p text:style-name="P2"><text:span text:style-name="T4"><text:s/></text:span></text:p>
      <text:p text:style-name="P2"><text:span text:style-name="T4">Nous procéderons comme s’il s’agissait d’une présentation au client : </text:span></text:p>
      <text:p text:style-name="P2"><text:span text:style-name="T4"><text:s/></text:span></text:p>
      <text:p text:style-name="P7"><text:span text:style-name="T2">a.</text:span><text:span text:style-name="T20"> <text:s text:c="4"/></text:span><text:span text:style-name="T2">Vous préparerez donc une </text:span><text:span text:style-name="T14">visite commentée</text:span><text:span text:style-name="T2"> du site, expliquant vos propositions et justifiant vos choix (vous pourrez vous appuyer sur ce dossier pour cela).</text:span></text:p>
      <text:p text:style-name="P9"><text:span text:style-name="T4"><text:s/></text:span></text:p>
      <text:p text:style-name="P7"><text:soft-page-break/><text:span text:style-name="T2">b.</text:span><text:span text:style-name="T20"> <text:s text:c="4"/></text:span><text:span text:style-name="T2">Vous solliciterez les réactions et prendrez note des correctifs à apporter et des idées complémentaires qui vous sont venues lors de la discussion.</text:span></text:p>
      <text:p text:style-name="P8"/>
      <text:p text:style-name="P17"><text:span text:style-name="T9">Listez ici ces améliorations</text:span><text:span text:style-name="T4"> à apporter au site en précisant comment vous allez les réaliser.</text:span></text:p>
      <text:p text:style-name="P2"><text:span text:style-name="T4"><text:s/></text:span></text:p>
      <text:p text:style-name="P7"><text:span text:style-name="T2">c.</text:span><text:span text:style-name="T20"> <text:s text:c="4"/></text:span><text:span text:style-name="T2">Vous intégrerez ces correctifs et améliorations à votre site avant d’en rendre la version définitive.</text:span></text:p>
      <text:p text:style-name="P2"><text:span text:style-name="T4"><text:s/></text:span></text:p>
      <text:p text:style-name="P2"><text:span text:style-name="T4"><text:s/></text:span></text:p>
      <text:p text:style-name="normal"/>
      <text:p text:style-name="normal"><draw:rect text:anchor-type="as-char" style:rel-width="100%" draw:z-index="0" draw:style-name="gr1" draw:text-style-name="P19" svg:width="16.511cm" svg:height="0.054cm"><text:p/></draw:rect></text:p>
      <text:p text:style-name="normal"><text:span text:style-name="T18">[1] Voir http://fr.lipsum.com/</text:span></text:p>
      <text:p text:style-name="normal"><text:span text:style-name="T18">[2] Voir http://fr.lipsum.com/</text:span></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2-08T17:40:46.737000000</dc:date>
    <meta:editing-duration>PT28M33S</meta:editing-duration>
    <meta:editing-cycles>2</meta:editing-cycles>
    <meta:generator>LibreOffice/7.0.3.1$Windows_X86_64 LibreOffice_project/d7547858d014d4cf69878db179d326fc3483e082</meta:generator>
    <meta:document-statistic meta:table-count="2" meta:image-count="0" meta:object-count="0" meta:page-count="8" meta:paragraph-count="255" meta:word-count="1857" meta:character-count="12163" meta:non-whitespace-character-count="10176"/>
  </office:meta>
</office:document-meta>
</file>